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Quotations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ule IRmvt — Détection de mouvement infrarouge</text:h>
      <text:h text:style-name="Heading_20_2" text:outline-level="2">Rôle</text:h>
      <text:p text:style-name="Text_20_body">Détecter des impulsions IR et signaler :</text:p>
      <text:list text:style-name="L1">
        <text:list-item>
          <text:p text:style-name="P1">une valeur instantanée (value)</text:p>
        </text:list-item>
        <text:list-item>
          <text:p text:style-name="P1">une alerte après N détections consécutives (threshold)</text:p>
        </text:list-item>
      </text:list>
      <text:p text:style-name="Horizontal_20_Line"/>
      <text:h text:style-name="Heading_20_2" text:outline-level="2">Propriétés</text:h>
      <text:h text:style-name="Heading_20_3" text:outline-level="3">act (boolean)</text:h>
      <text:p text:style-name="Text_20_body">Activation du module</text:p>
      <text:h text:style-name="Heading_20_3" text:outline-level="3">freq (number, ms)</text:h>
      <text:p text:style-name="Text_20_body">Période de lecture</text:p>
      <text:list text:style-name="L2">
        <text:list-item>
          <text:p text:style-name="P2">0 → désactivé</text:p>
        </text:list-item>
        <text:list-item>
          <text:p text:style-name="P3">0 → lecture périodique</text:p>
        </text:list-item>
      </text:list>
      <text:h text:style-name="Heading_20_3" text:outline-level="3" text:is-list-header="true">thd (number)</text:h>
      <text:p text:style-name="Text_20_body">Nombre d’impulsions consécutives pour déclencher une alerte</text:p>
      <text:h text:style-name="Heading_20_3" text:outline-level="3">mode (enum)</text:h>
      <text:list text:style-name="L3">
        <text:list-item>
          <text:p text:style-name="P4">idle → désactivé</text:p>
        </text:list-item>
        <text:list-item>
          <text:p text:style-name="P4">monitor → standard</text:p>
        </text:list-item>
        <text:list-item>
          <text:p text:style-name="P4">surveillance → sensible</text:p>
        </text:list-item>
      </text:list>
      <text:h text:style-name="Heading_20_3" text:outline-level="3" text:is-list-header="true">value (number)</text:h>
      <text:p text:style-name="Text_20_body">Valeur brute capteur (0 ou 1)</text:p>
      <text:h text:style-name="Heading_20_3" text:outline-level="3">alert (boolean)</text:h>
      <text:p text:style-name="Text_20_body">Détection confirmée (après seuil)</text:p>
      <text:h text:style-name="Heading_20_3" text:outline-level="3">read (event)</text:h>
      <text:p text:style-name="Text_20_body">Commande de lecture instantanée</text:p>
      <text:p text:style-name="Horizontal_20_Line"/>
      <text:h text:style-name="Heading_20_2" text:outline-level="2"><text:soft-page-break/>Comportement</text:h>
      <text:h text:style-name="Heading_20_3" text:outline-level="3">Lecture instantanée</text:h>
      <text:p text:style-name="Text_20_body">Commande : $V:IRmvt:*:read:1#</text:p>
      <text:p text:style-name="Text_20_body">Réponse : $I:IRmvt:<text:span text:style-name="T1">:read:OK#</text:span> <text:span text:style-name="T1">$I:IRmvt:</text:span>:value:X#</text:p>
      <text:p text:style-name="Horizontal_20_Line"/>
      <text:h text:style-name="Heading_20_3" text:outline-level="3">Fonctionnement périodique</text:h>
      <text:p text:style-name="Text_20_body">Si actif et freq &gt; 0 :</text:p>
      <text:list text:style-name="L4">
        <text:list-item>
          <text:p text:style-name="P5">lecture capteur</text:p>
        </text:list-item>
        <text:list-item>
          <text:p text:style-name="P5">envoi value</text:p>
        </text:list-item>
        <text:list-item>
          <text:p text:style-name="P5">incrément compteur si détection</text:p>
        </text:list-item>
        <text:list-item>
          <text:p text:style-name="P5">envoi alert si seuil atteint</text:p>
        </text:list-item>
      </text:list>
      <text:p text:style-name="Horizontal_20_Line"/>
      <text:h text:style-name="Heading_20_2" text:outline-level="2">Notes</text:h>
      <text:list text:style-name="L5">
        <text:list-item>
          <text:p text:style-name="P6">Le compteur est interne (non exposé)</text:p>
        </text:list-item>
        <text:list-item>
          <text:p text:style-name="P6">Le seuil permet d’éviter les faux positif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09:38:04.530230200</meta:creation-date>
    <dc:date>2026-03-30T09:39:39.613375000</dc:date>
    <meta:editing-duration>PT1M35S</meta:editing-duration>
    <meta:editing-cycles>1</meta:editing-cycles>
    <meta:document-statistic meta:table-count="0" meta:image-count="0" meta:object-count="0" meta:page-count="2" meta:paragraph-count="37" meta:word-count="143" meta:character-count="897" meta:non-whitespace-character-count="803"/>
    <meta:generator>LibreOffice/26.2.0.3$Windows_X86_64 LibreOffice_project/620$Build-3</meta:generator>
  </office:meta>
</office:document-meta>
</file>